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6.795cm" style:rel-column-width="26192*"/>
    </style:style>
    <style:style style:name="Table1.B" style:family="table-column">
      <style:table-column-properties style:column-width="10.206cm" style:rel-column-width="39343*"/>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fo:break-before="page"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weight="bold" officeooo:rsid="00174942" officeooo:paragraph-rsid="00174942" style:font-weight-asian="bold" style:font-weight-complex="bold"/>
    </style:style>
    <style:style style:name="P2" style:family="paragraph" style:parent-style-name="Table_20_Contents">
      <style:text-properties fo:font-weight="bold" officeooo:rsid="0034ebbf" officeooo:paragraph-rsid="0034ebbf" style:font-weight-asian="bold" style:font-weight-complex="bold"/>
    </style:style>
    <style:style style:name="P3" style:family="paragraph" style:parent-style-name="Table_20_Contents">
      <style:text-properties fo:font-style="italic" officeooo:rsid="0025adfc" officeooo:paragraph-rsid="00275661" style:font-style-asian="italic" style:font-style-complex="italic"/>
    </style:style>
    <style:style style:name="P4" style:family="paragraph" style:parent-style-name="Table_20_Contents">
      <style:text-properties fo:font-style="italic" officeooo:rsid="0008a359" officeooo:paragraph-rsid="0008a359" style:font-style-asian="italic" style:font-style-complex="italic"/>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text-properties fo:font-weight="normal" officeooo:rsid="0008a359" officeooo:paragraph-rsid="0008a359" style:font-weight-asian="normal" style:font-weight-complex="normal"/>
    </style:style>
    <style:style style:name="P7" style:family="paragraph" style:parent-style-name="Table_20_Contents">
      <style:text-properties officeooo:paragraph-rsid="00192cbf"/>
    </style:style>
    <style:style style:name="P8" style:family="paragraph" style:parent-style-name="Table_20_Contents">
      <style:text-properties officeooo:paragraph-rsid="00200b86"/>
    </style:style>
    <style:style style:name="P9" style:family="paragraph" style:parent-style-name="Table_20_Contents">
      <style:text-properties officeooo:rsid="0021680c" officeooo:paragraph-rsid="0021680c"/>
    </style:style>
    <style:style style:name="P10" style:family="paragraph" style:parent-style-name="Table_20_Contents">
      <style:text-properties officeooo:rsid="0021680c" officeooo:paragraph-rsid="00200b86"/>
    </style:style>
    <style:style style:name="P11" style:family="paragraph" style:parent-style-name="Table_20_Contents">
      <style:text-properties officeooo:paragraph-rsid="00275661"/>
    </style:style>
    <style:style style:name="P12" style:family="paragraph" style:parent-style-name="Table_20_Contents">
      <style:text-properties officeooo:paragraph-rsid="0028ba8a"/>
    </style:style>
    <style:style style:name="P13" style:family="paragraph" style:parent-style-name="Table_20_Contents">
      <style:text-properties officeooo:paragraph-rsid="00094136"/>
    </style:style>
    <style:style style:name="P14" style:family="paragraph" style:parent-style-name="Table_20_Contents">
      <style:text-properties officeooo:rsid="000ca8a2" officeooo:paragraph-rsid="0008a359"/>
    </style:style>
    <style:style style:name="P15" style:family="paragraph" style:parent-style-name="Table_20_Contents">
      <style:text-properties officeooo:rsid="0008a359" officeooo:paragraph-rsid="0008a359"/>
    </style:style>
    <style:style style:name="P16" style:family="paragraph" style:parent-style-name="Table_20_Contents">
      <style:text-properties officeooo:rsid="003a4a41" officeooo:paragraph-rsid="003a4a41"/>
    </style:style>
    <style:style style:name="P17" style:family="paragraph" style:parent-style-name="Table_20_Contents">
      <style:text-properties officeooo:paragraph-rsid="003a4a41"/>
    </style:style>
    <style:style style:name="P18" style:family="paragraph" style:parent-style-name="Table_20_Contents">
      <style:text-properties officeooo:rsid="003d8baa" officeooo:paragraph-rsid="003d8baa"/>
    </style:style>
    <style:style style:name="P19" style:family="paragraph" style:parent-style-name="Text_20_body">
      <style:text-properties officeooo:paragraph-rsid="005d3e27"/>
    </style:style>
    <style:style style:name="P20" style:family="paragraph" style:parent-style-name="Table_20_Contents">
      <style:text-properties officeooo:paragraph-rsid="00200b86"/>
    </style:style>
    <style:style style:name="P21" style:family="paragraph" style:parent-style-name="Table_20_Contents">
      <style:text-properties officeooo:paragraph-rsid="003f623c"/>
    </style:style>
    <style:style style:name="P22" style:family="paragraph" style:parent-style-name="Table_20_Contents">
      <style:text-properties officeooo:paragraph-rsid="00677f6e"/>
    </style:style>
    <style:style style:name="T1" style:family="text">
      <style:text-properties officeooo:rsid="0008a359"/>
    </style:style>
    <style:style style:name="T2" style:family="text">
      <style:text-properties officeooo:rsid="0008ede4"/>
    </style:style>
    <style:style style:name="T3" style:family="text">
      <style:text-properties officeooo:rsid="00094136"/>
    </style:style>
    <style:style style:name="T4" style:family="text">
      <style:text-properties fo:font-style="italic" officeooo:rsid="00094136" style:font-style-asian="italic" style:font-style-complex="italic"/>
    </style:style>
    <style:style style:name="T5" style:family="text">
      <style:text-properties fo:font-style="italic" officeooo:rsid="0059fff3" style:font-style-asian="italic" style:font-style-complex="italic"/>
    </style:style>
    <style:style style:name="T6" style:family="text">
      <style:text-properties fo:font-style="italic" officeooo:rsid="00200b86" style:font-style-asian="italic" style:font-style-complex="italic"/>
    </style:style>
    <style:style style:name="T7" style:family="text">
      <style:text-properties fo:font-style="normal" officeooo:rsid="00094136" style:font-style-asian="normal" style:font-style-complex="normal"/>
    </style:style>
    <style:style style:name="T8" style:family="text">
      <style:text-properties fo:font-style="normal" officeooo:rsid="0009cf05" style:font-style-asian="normal" style:font-style-complex="normal"/>
    </style:style>
    <style:style style:name="T9" style:family="text">
      <style:text-properties fo:font-style="normal" officeooo:rsid="00364b30" style:font-style-asian="normal" style:font-style-complex="normal"/>
    </style:style>
    <style:style style:name="T10" style:family="text">
      <style:text-properties fo:font-style="normal" officeooo:rsid="003c79a5" style:font-style-asian="normal" style:font-style-complex="normal"/>
    </style:style>
    <style:style style:name="T11" style:family="text">
      <style:text-properties officeooo:rsid="0009cf05"/>
    </style:style>
    <style:style style:name="T12" style:family="text">
      <style:text-properties officeooo:rsid="000bc79e"/>
    </style:style>
    <style:style style:name="T13" style:family="text">
      <style:text-properties officeooo:rsid="000ec1e5"/>
    </style:style>
    <style:style style:name="T14" style:family="text">
      <style:text-properties officeooo:rsid="001022e8"/>
    </style:style>
    <style:style style:name="T15" style:family="text">
      <style:text-properties officeooo:rsid="0010c155"/>
    </style:style>
    <style:style style:name="T16" style:family="text">
      <style:text-properties officeooo:rsid="0010c686"/>
    </style:style>
    <style:style style:name="T17" style:family="text">
      <style:text-properties officeooo:rsid="0012896e"/>
    </style:style>
    <style:style style:name="T18" style:family="text">
      <style:text-properties officeooo:rsid="00137fc5"/>
    </style:style>
    <style:style style:name="T19" style:family="text">
      <style:text-properties officeooo:rsid="0014959a"/>
    </style:style>
    <style:style style:name="T20" style:family="text">
      <style:text-properties officeooo:rsid="0015acfd"/>
    </style:style>
    <style:style style:name="T21" style:family="text">
      <style:text-properties officeooo:rsid="0015e21d"/>
    </style:style>
    <style:style style:name="T22" style:family="text">
      <style:text-properties officeooo:rsid="00174942"/>
    </style:style>
    <style:style style:name="T23" style:family="text">
      <style:text-properties officeooo:rsid="0018d27c"/>
    </style:style>
    <style:style style:name="T24" style:family="text">
      <style:text-properties officeooo:rsid="00192cbf"/>
    </style:style>
    <style:style style:name="T25" style:family="text">
      <style:text-properties officeooo:rsid="001a8e35"/>
    </style:style>
    <style:style style:name="T26" style:family="text">
      <style:text-properties officeooo:rsid="001bcecd"/>
    </style:style>
    <style:style style:name="T27" style:family="text">
      <style:text-properties officeooo:rsid="001e548e"/>
    </style:style>
    <style:style style:name="T28" style:family="text">
      <style:text-properties officeooo:rsid="00200b86"/>
    </style:style>
    <style:style style:name="T29" style:family="text">
      <style:text-properties officeooo:rsid="0021208a"/>
    </style:style>
    <style:style style:name="T30" style:family="text">
      <style:text-properties officeooo:rsid="0021680c"/>
    </style:style>
    <style:style style:name="T31" style:family="text">
      <style:text-properties officeooo:rsid="00225838"/>
    </style:style>
    <style:style style:name="T32" style:family="text">
      <style:text-properties officeooo:rsid="00232bcb"/>
    </style:style>
    <style:style style:name="T33" style:family="text">
      <style:text-properties officeooo:rsid="0023d3bd"/>
    </style:style>
    <style:style style:name="T34" style:family="text">
      <style:text-properties officeooo:rsid="0025adfc"/>
    </style:style>
    <style:style style:name="T35" style:family="text">
      <style:text-properties officeooo:rsid="00275661"/>
    </style:style>
    <style:style style:name="T36" style:family="text">
      <style:text-properties officeooo:rsid="0028ba8a"/>
    </style:style>
    <style:style style:name="T37" style:family="text">
      <style:text-properties officeooo:rsid="002a0ff8"/>
    </style:style>
    <style:style style:name="T38" style:family="text">
      <style:text-properties officeooo:rsid="002b6314"/>
    </style:style>
    <style:style style:name="T39" style:family="text">
      <style:text-properties officeooo:rsid="002d44a1"/>
    </style:style>
    <style:style style:name="T40" style:family="text">
      <style:text-properties officeooo:rsid="0030ad27"/>
    </style:style>
    <style:style style:name="T41" style:family="text">
      <style:text-properties officeooo:rsid="003104bb"/>
    </style:style>
    <style:style style:name="T42" style:family="text">
      <style:text-properties officeooo:rsid="00318a4e"/>
    </style:style>
    <style:style style:name="T43" style:family="text">
      <style:text-properties officeooo:rsid="0032a67a"/>
    </style:style>
    <style:style style:name="T44" style:family="text">
      <style:text-properties officeooo:rsid="0034d15f"/>
    </style:style>
    <style:style style:name="T45" style:family="text">
      <style:text-properties officeooo:rsid="0034ebbf"/>
    </style:style>
    <style:style style:name="T46" style:family="text">
      <style:text-properties officeooo:rsid="0035a7a5"/>
    </style:style>
    <style:style style:name="T47" style:family="text">
      <style:text-properties officeooo:rsid="0036b5f3"/>
    </style:style>
    <style:style style:name="T48" style:family="text">
      <style:text-properties officeooo:rsid="003a4a41"/>
    </style:style>
    <style:style style:name="T49" style:family="text">
      <style:text-properties officeooo:rsid="003cdf3b"/>
    </style:style>
    <style:style style:name="T50" style:family="text">
      <style:text-properties officeooo:rsid="003d41e8"/>
    </style:style>
    <style:style style:name="T51" style:family="text">
      <style:text-properties officeooo:rsid="003f623c"/>
    </style:style>
    <style:style style:name="T52" style:family="text">
      <style:text-properties officeooo:rsid="0040d3af"/>
    </style:style>
    <style:style style:name="T53" style:family="text">
      <style:text-properties officeooo:rsid="0045571e"/>
    </style:style>
    <style:style style:name="T54" style:family="text">
      <style:text-properties officeooo:rsid="0046a210"/>
    </style:style>
    <style:style style:name="T55" style:family="text">
      <style:text-properties officeooo:rsid="0047cf62"/>
    </style:style>
    <style:style style:name="T56" style:family="text">
      <style:text-properties officeooo:rsid="0049a16b"/>
    </style:style>
    <style:style style:name="T57" style:family="text">
      <style:text-properties officeooo:rsid="004b8fe5"/>
    </style:style>
    <style:style style:name="T58" style:family="text">
      <style:text-properties officeooo:rsid="004c6b10"/>
    </style:style>
    <style:style style:name="T59" style:family="text">
      <style:text-properties officeooo:rsid="004f1f2c"/>
    </style:style>
    <style:style style:name="T60" style:family="text">
      <style:text-properties officeooo:rsid="00507eeb"/>
    </style:style>
    <style:style style:name="T61" style:family="text">
      <style:text-properties officeooo:rsid="00508c04"/>
    </style:style>
    <style:style style:name="T62" style:family="text">
      <style:text-properties officeooo:rsid="0050fa9f"/>
    </style:style>
    <style:style style:name="T63" style:family="text">
      <style:text-properties officeooo:rsid="005274d5"/>
    </style:style>
    <style:style style:name="T64" style:family="text">
      <style:text-properties officeooo:rsid="0053ca47"/>
    </style:style>
    <style:style style:name="T65" style:family="text">
      <style:text-properties officeooo:rsid="00558700"/>
    </style:style>
    <style:style style:name="T66" style:family="text">
      <style:text-properties officeooo:rsid="0056733d"/>
    </style:style>
    <style:style style:name="T67" style:family="text">
      <style:text-properties officeooo:rsid="0059d661"/>
    </style:style>
    <style:style style:name="T68" style:family="text">
      <style:text-properties officeooo:rsid="0059fff3"/>
    </style:style>
    <style:style style:name="T69" style:family="text">
      <style:text-properties officeooo:rsid="005b11a9"/>
    </style:style>
    <style:style style:name="T70" style:family="text">
      <style:text-properties officeooo:rsid="005b7188"/>
    </style:style>
    <style:style style:name="T71" style:family="text">
      <style:text-properties officeooo:rsid="005dc18b"/>
    </style:style>
    <style:style style:name="T72" style:family="text">
      <style:text-properties officeooo:rsid="005dd1e0"/>
    </style:style>
    <style:style style:name="T73" style:family="text">
      <style:text-properties officeooo:rsid="00612e8a"/>
    </style:style>
    <style:style style:name="T74" style:family="text">
      <style:text-properties officeooo:rsid="00630d91"/>
    </style:style>
    <style:style style:name="T75" style:family="text">
      <style:text-properties officeooo:rsid="00639815"/>
    </style:style>
    <style:style style:name="T76" style:family="text">
      <style:text-properties officeooo:rsid="00654bad"/>
    </style:style>
    <style:style style:name="T77" style:family="text">
      <style:text-properties officeooo:rsid="0065f772"/>
    </style:style>
    <style:style style:name="T78" style:family="text">
      <style:text-properties officeooo:rsid="00677f6e"/>
    </style:style>
    <style:style style:name="T79" style:family="text">
      <style:text-properties officeooo:rsid="0068f0dc"/>
    </style:style>
    <style:style style:name="T80" style:family="text">
      <style:text-properties officeooo:rsid="00693ae0"/>
    </style:style>
    <style:style style:name="T81" style:family="text">
      <style:text-properties officeooo:rsid="006b18af"/>
    </style:style>
    <style:style style:name="T82" style:family="text">
      <style:text-properties officeooo:rsid="006b78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span text:style-name="T13">Dear reviewers,</text:span></text:p>
      <text:p text:style-name="Standard"/>
      <text:p text:style-name="Standard"><text:tab/><text:span text:style-name="T13">First, thank you for taking the time to review our </text:span><text:span text:style-name="T39">manuscript</text:span><text:span text:style-name="T13">. We </text:span><text:span text:style-name="T15">greatly</text:span><text:span text:style-name="T13"> appreciate your comments, and the time and effort </text:span><text:span text:style-name="T20">it took to come up with them</text:span><text:span text:style-name="T15">. </text:span><text:span text:style-name="T19">In turn, we have tried to put effort into addressing </text:span><text:span text:style-name="T39">and integrating these concerns</text:span><text:span text:style-name="T19">.</text:span></text:p>
      <text:p text:style-name="Standard"/>
      <text:p text:style-name="Standard"><text:tab/><text:span text:style-name="T13">On the following page, we present a table, with your individual comments on the left, and our response, </text:span><text:span text:style-name="T19">detailing</text:span><text:span text:style-name="T16"> how we tried to integrate </text:span><text:span text:style-name="T21">them into</text:span><text:span text:style-name="T16"> the </text:span><text:span text:style-name="T39">manuscript</text:span><text:span text:style-name="T16">, </text:span><text:span text:style-name="T17">on the right</text:span><text:span text:style-name="T13">. We hope this makes </text:span><text:span text:style-name="T18">the </text:span><text:span text:style-name="T14">task of reviewing </text:span><text:span text:style-name="T13">the updated version of </text:span><text:span text:style-name="T14">our</text:span><text:span text:style-name="T13"> </text:span><text:span text:style-name="T39">manuscript</text:span><text:span text:style-name="T13"> </text:span><text:span text:style-name="T14">easier</text:span><text:span text:style-name="T13">.</text:span></text:p>
      <text:p text:style-name="Standard"/>
      <text:p text:style-name="Standard"><text:tab/><text:span text:style-name="T13">Best regards</text:span></text:p>
      <text:p text:style-name="Standard"/>
      <text:p text:style-name="Standard"><text:tab/><text:span text:style-name="T13">Adam Bartonicek</text:span></text:p>
      <text:p text:style-name="Standard"><text:tab/><text:span text:style-name="T13">Dr. Simon Urbanek</text:span></text:p>
      <text:p text:style-name="Standard"><text:tab/><text:span text:style-name="T13">Dr. Paul Murrell</text:span></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Reviewer 1</text:p>
          </table:table-cell>
          <table:table-cell table:style-name="Table1.B1" office:value-type="string">
            <text:p text:style-name="Table_20_Contents"/>
          </table:table-cell>
        </table:table-row>
        <table:table-row table:style-name="Table1.1">
          <table:table-cell table:style-name="Table1.A2" office:value-type="string">
            <text:p text:style-name="P5">“One reason and possible antidote for the vagueness sometimes evident in the manuscript is the mixed audience at which the paper is aimed: Data analysts who use interactive visualisation and data scientists who design/implement interactive data visualisation systems. Aim at organising your material and discussion in light of the two audiences to sharpen your conclusions if possible.”</text:p>
          </table:table-cell>
          <table:table-cell table:style-name="Table1.B2" office:value-type="string">
            <text:p text:style-name="P7"><text:span text:style-name="T65">This is</text:span><text:span text:style-name="T22"> something that </text:span><text:span text:style-name="T23">we have </text:span><text:span text:style-name="T25">wrestled</text:span><text:span text:style-name="T23"> with</text:span><text:span text:style-name="T22"> while </text:span><text:span text:style-name="T23">writing the paper.</text:span><text:span text:style-name="T22"> </text:span><text:span text:style-name="T23">Underpinning the central thesis of the paper are </text:span><text:span text:style-name="T25">several</text:span><text:span text:style-name="T23"> topics – visual perception, data visualization, and algebra, </text:span><text:span text:style-name="T24">among others</text:span><text:span text:style-name="T23"> – </text:span><text:span text:style-name="T24">and d</text:span><text:span text:style-name="T23">ifferent readers may </text:span><text:span text:style-name="T65">not be familiar with all of them</text:span><text:span text:style-name="T23">. </text:span><text:span text:style-name="T33">W</text:span><text:span text:style-name="T24">e </text:span><text:span text:style-name="T65">did</text:span><text:span text:style-name="T23"> tr</text:span><text:span text:style-name="T65">y</text:span><text:span text:style-name="T23"> to provide gentle introduction </text:span><text:span text:style-name="T24">to these topics</text:span><text:span text:style-name="T23"> </text:span><text:span text:style-name="T65">and</text:span><text:span text:style-name="T24"> provide an appropriate level of scaffolding. </text:span><text:span text:style-name="T25">H</text:span><text:span text:style-name="T24">owever, </text:span><text:span text:style-name="T65">looking at our original submission, we found a lot of room for improvement</text:span><text:span text:style-name="T23">.</text:span></text:p>
            <text:p text:style-name="P7"/>
            <text:p text:style-name="P7"><text:span text:style-name="T24">With the benefit of coming back to the </text:span><text:span text:style-name="T38">manuscript</text:span><text:span text:style-name="T24"> with fresh eyes, </text:span><text:span text:style-name="T25">we </text:span><text:span text:style-name="T54">believe we have managed</text:span><text:span text:style-name="T53"> to streamline key sections and</text:span><text:span text:style-name="T25"> </text:span><text:span text:style-name="T27">state</text:span><text:span text:style-name="T26"> our </text:span><text:span text:style-name="T56">main</text:span><text:span text:style-name="T26"> points </text:span><text:span text:style-name="T55">more directly </text:span><text:span text:style-name="T77">(</text:span><text:span text:style-name="T59">see e.g. Section 2.1 and 2.2</text:span><text:span text:style-name="T77">),</text:span><text:span text:style-name="T59"> </text:span><text:span text:style-name="T76">so that both sets of audiences can get more out of the manuscript</text:span><text:span text:style-name="T59">.</text:span><text:span text:style-name="T26"> We have also tried to </text:span><text:span text:style-name="T32">make better use of signposting, </text:span><text:span text:style-name="T60">see e.g. </text:span><text:span text:style-name="T61">the comment</text:span><text:span text:style-name="T60"> below</text:span><text:span text:style-name="T26">.</text:span></text:p>
          </table:table-cell>
        </table:table-row>
        <table:table-row table:style-name="Table1.1">
          <table:table-cell table:style-name="Table1.A2" office:value-type="string">
            <text:p text:style-name="Table_20_Contents">“The overall structure and organisation of the manuscript is not convincing. There are (at least) three conceptually different levels that are somehow intertwined: the visual representations, the underlying data and statistics, the mathematical concepts of monoids and groups. Furthermore, the distinction between static and interactive graphics, ordered and unordered data adds to the complexity. While the manuscript provides a kind of gentle ascent in the narrative, the research question and the contribution of the manuscript become out of focus.”</text:p>
          </table:table-cell>
          <table:table-cell table:style-name="Table1.B2" office:value-type="string">
            <text:p text:style-name="P8"><text:span text:style-name="T51">This is a valid concern</text:span><text:span text:style-name="T28">. </text:span><text:span text:style-name="T32">In the original </text:span><text:span text:style-name="T57">submission</text:span><text:span text:style-name="T32">, w</text:span><text:span text:style-name="T28">e ha</text:span><text:span text:style-name="T41">d</text:span><text:span text:style-name="T28"> tried to limit the scope of </text:span><text:span text:style-name="T66">the</text:span><text:span text:style-name="T28"> </text:span><text:span text:style-name="T38">manuscript</text:span><text:span text:style-name="T28">, </text:span><text:span text:style-name="T29">however, </text:span><text:span text:style-name="T32">this</text:span><text:span text:style-name="T31"> has been</text:span><text:span text:style-name="T29"> difficult </text:span><text:span text:style-name="T30">since the</text:span><text:span text:style-name="T31">re are multiple logically-connected parts that are all necessary</text:span><text:span text:style-name="T30"> to build up our case.</text:span><text:span text:style-name="T29"> </text:span><text:span text:style-name="T67">That is</text:span><text:span text:style-name="T31">, t</text:span><text:span text:style-name="T28">he key message </text:span><text:span text:style-name="T29">of the </text:span><text:span text:style-name="T38">manuscript</text:span><text:span text:style-name="T28"> boils down to:</text:span></text:p>
            <text:p text:style-name="P8"/>
            <text:p text:style-name="P8"><text:span text:style-name="T5">Monoids are useful</text:span><text:span text:style-name="T6">, because stacking </text:span><text:span text:style-name="T5">is useful</text:span><text:span text:style-name="T6">, because </text:span><text:span text:style-name="T5">stacked visualizations behave</text:span><text:span text:style-name="T6"> </text:span><text:span text:style-name="T5">sensibly with interaction</text:span><text:span text:style-name="T6">, </text:span><text:span text:style-name="T5">and</text:span><text:span text:style-name="T6"> this makes it easier to derive insights from data.</text:span></text:p>
            <text:p text:style-name="P8"/>
            <text:p text:style-name="P10">If you take out one of <text:span text:style-name="T68">the points</text:span>, it becomes less clear why the others follow. For example, if you take out Gestalt then it’s not clear why stacking is useful.</text:p>
            <text:p text:style-name="P8"/>
            <text:p text:style-name="P22"><text:span text:style-name="T79">However, w</text:span><text:span text:style-name="T32">e have tried to tighten </text:span><text:span text:style-name="T42">up the manuscript</text:span><text:span text:style-name="T32"> </text:span><text:span text:style-name="T34">and eliminate redundant/</text:span><text:span text:style-name="T80">irrelevant</text:span><text:span text:style-name="T34"> information. </text:span><text:span text:style-name="T78">Specifically, we have removed the section about order and demoted it to a single paragraph in Discussion. </text:span><text:span text:style-name="T35">We also added these few sentences to</text:span><text:span text:style-name="T40">wards</text:span><text:span text:style-name="T35"> the end of the introduction </text:span><text:span text:style-name="T40">to</text:span><text:span text:style-name="T35"> </text:span><text:span text:style-name="T68">clearly</text:span><text:span text:style-name="T43"> </text:span><text:span text:style-name="T58">signal</text:span><text:span text:style-name="T35"> </text:span><text:span text:style-name="T40">the</text:span><text:span text:style-name="T35"> </text:span><text:span text:style-name="T69">intent </text:span><text:span text:style-name="T78">of our paper</text:span><text:span text:style-name="T40"> </text:span><text:span text:style-name="T58">to the reader</text:span><text:span text:style-name="T35">:</text:span></text:p>
            <text:p text:style-name="P11"/>
            <text:p text:style-name="P3"><text:s/>“To make the strongest case possible, we bring forward evidence from several levels of the visualization process. We start by discussing the properties of visual perception and how they apply to both static and interactive data visualizations. Next, we explore the process of computing statistical summaries that form the basis of our plots. Finally, we dive into the algebraic properties of the functions underlying these statistical summaries. Throughout the text, we use the example of the humble barplot to ground our discussion. <text:s text:c="2"/>”</text:p>
            <text:p text:style-name="P8"/>
            <text:p text:style-name="P9"/>
          </table:table-cell>
        </table:table-row>
        <text:soft-page-break/>
        <table:table-row table:style-name="Table1.1">
          <table:table-cell table:style-name="Table1.A2" office:value-type="string">
            <text:p text:style-name="P6">“It is only in the conclusion that you postulate the need for a formalised pipeline for interactive data visualisation. Why not include this in the motivation for your research?”</text:p>
          </table:table-cell>
          <table:table-cell table:style-name="Table1.B2" office:value-type="string">
            <text:p text:style-name="P21"><text:span text:style-name="T70">We acknowledge this point</text:span><text:span text:style-name="T51">, it would be nice to </text:span><text:span text:style-name="T70">be able to</text:span><text:span text:style-name="T51"> include </text:span><text:span text:style-name="T81">a dicussion</text:span><text:span text:style-name="T51"> this topic in the introduction. </text:span><text:span text:style-name="T81">H</text:span><text:span text:style-name="T51">owever, we worry that adding it might make the introduction too </text:span><text:span text:style-name="T70">long</text:span><text:span text:style-name="T51"> and disrupt the overall flow. </text:span><text:span text:style-name="T70">We have tried to make stronger connections in the latter parts of the manuscript</text:span><text:span text:style-name="T51">, </text:span><text:span text:style-name="T62">see </text:span><text:span text:style-name="T63">S</text:span><text:span text:style-name="T62">ection 3.8</text:span><text:span text:style-name="T51">. </text:span></text:p>
          </table:table-cell>
        </table:table-row>
        <table:table-row table:style-name="Table1.1">
          <table:table-cell table:style-name="Table1.A2" office:value-type="string">
            <text:p text:style-name="P6">“Section 2 introduces Visual Perception and the Gestalt principles in a rather vague fashion. I recommend to more properly introduce and define the Gestalt principles (and further condense the paragraph on visual perception by referring to the litera-</text:p>
            <text:p text:style-name="P6">ture).”</text:p>
          </table:table-cell>
          <table:table-cell table:style-name="Table1.B2" office:value-type="string">
            <text:p text:style-name="P12"><text:span text:style-name="T51">G</text:span><text:span text:style-name="T36">ood advice, </text:span><text:span text:style-name="T37">we have tried to </text:span><text:span text:style-name="T50">implement it</text:span><text:span text:style-name="T44"> in the </text:span><text:span text:style-name="T37">revised version of the manuscript, </text:span><text:span text:style-name="T82">see Section 2.1.</text:span></text:p>
          </table:table-cell>
        </table:table-row>
        <table:table-row table:style-name="Table1.1">
          <table:table-cell table:style-name="Table1.A2" office:value-type="string">
            <text:p text:style-name="P6">“Finally, the book stacking example is quite illustrative and also the classic stacked and dodged bar charts are nice. It appears however that using diverse data sets without providing any contextual information hinders the visual comparison and evaluation of</text:p>
            <text:p text:style-name="P6">the graphical message. Actually, it could be helpful to collect/simulate some numbers for the book stacking example to use this for illustration.</text:p>
          </table:table-cell>
          <table:table-cell table:style-name="Table1.B2" office:value-type="string">
            <text:p text:style-name="P19">While we explored being more explicit about the underlying data in our figure descriptions, we found that this made it difficult to convey the core points of our paper. A<text:span text:style-name="T71">lternatively, a</text:span>dding dedicated sections with examples <text:span text:style-name="T71">of concrete data</text:span> would further increase the manuscript length.</text:p>
            <text:p text:style-name="Text_20_body"><text:span text:style-name="T71">Nevertheless, to</text:span> address this <text:span text:style-name="T71">issue</text:span>, we've made <text:span text:style-name="T71">an</text:span> effort to be more direct and specific in our figure descriptions.</text:p>
          </table:table-cell>
        </table:table-row>
      </table:table>
      <text:p text:style-name="Standard"/>
      <table:table table:name="Table2" table:style-name="Table2">
        <table:table-column table:style-name="Table2.A"/>
        <table:table-column table:style-name="Table2.B"/>
        <table:table-row table:style-name="TableLine94611599678960">
          <table:table-cell table:style-name="Table2.A1" office:value-type="string">
            <text:p text:style-name="P2">Reviewer 2</text:p>
          </table:table-cell>
          <table:table-cell table:style-name="Table2.B1" office:value-type="string">
            <text:p text:style-name="P13"/>
          </table:table-cell>
        </table:table-row>
        <table:table-row table:style-name="TableLine94611604305712">
          <table:table-cell table:style-name="Table2.A2" office:value-type="string">
            <text:p text:style-name="Table_20_Contents">“Even without the formality, the examples seem obvious (at least to me) and I wished to see an example where I would not have realised the pitfall without the formalisation.”</text:p>
          </table:table-cell>
          <table:table-cell table:style-name="Table2.B2" office:value-type="string">
            <text:p text:style-name="P13"><text:span text:style-name="T52">This is a fair concern. </text:span><text:span text:style-name="T72">W</text:span><text:span text:style-name="T1">e appreciate the fact that readers with mathematical background may find the examples obvious. </text:span><text:span text:style-name="T3">Likewise, expert data visualization practitioners, who have internalized these ideas as heuristics through years of practice, may also </text:span><text:span text:style-name="T73">fail to </text:span><text:span text:style-name="T74">find the examples </text:span><text:span text:style-name="T75">more than</text:span><text:span text:style-name="T74"> familiar.</text:span></text:p>
            <text:p text:style-name="P13"/>
            <text:p text:style-name="P13"><text:span text:style-name="T3">However, the core point of our paper is </text:span><text:span text:style-name="T12">not just to present these heuristics, it is</text:span><text:span text:style-name="T3"> to pro</text:span><text:span text:style-name="T11">vide explicit </text:span><text:span text:style-name="T45">argument </text:span><text:span text:style-name="T46">for why</text:span><text:span text:style-name="T7"> th</text:span><text:span text:style-name="T9">e</text:span><text:span text:style-name="T10">y</text:span><text:span text:style-name="T9"> </text:span><text:span text:style-name="T10">wor</text:span><text:span text:style-name="T9">k</text:span><text:span text:style-name="T7">. </text:span><text:span text:style-name="T8">We had not seen this connection be made before</text:span><text:span text:style-name="T7">.</text:span><text:span text:style-name="T4"> </text:span><text:span text:style-name="T3">Even some of the more algebraically-minded texts on </text:span><text:span text:style-name="T47">data</text:span><text:span text:style-name="T3"> visualization fail to make </text:span><text:span text:style-name="T11">it</text:span><text:span text:style-name="T3">.</text:span><text:span text:style-name="T1"> For example, compare the following two quotes from Wilkinson’s (2012) Grammar of Graphics:</text:span></text:p>
            <text:p text:style-name="P15"/>
            <text:p text:style-name="P4">“This system cannot produce a meaningless graphic, however. This is a strong claim, vulnerable to a single counter-example. It is a claim based on the formal rules of the system, however, not on the evaluation of specific graphics it may produce.” <text:span text:style-name="T2">(pp. 15)</text:span></text:p>
            <text:p text:style-name="P4"/>
            <text:p text:style-name="P4">“Some of the combinations of graphs and statistical methods may be degenerate or bizarre, but there is no moral reason to restrict them.” (pp. 112) </text:p>
            <text:p text:style-name="P14"/>
            <text:p text:style-name="P17"><text:span text:style-name="T48">Our manuscript provides an explicit formulation </text:span><text:span text:style-name="T49">and discussion</text:span><text:span text:style-name="T48"> of one common way in which certain combinations of graphs and statistics can become degenerate. </text:span></text:p>
          </table:table-cell>
        </table:table-row>
        <table:table-row table:style-name="TableLine94611604307104">
          <table:table-cell table:style-name="Table2.A2" office:value-type="string">
            <text:p text:style-name="Table_20_Contents">“The benefits of connecting to abstract algebra and category theory just do not come across strongly and I would like to see a more convincing example.”</text:p>
          </table:table-cell>
          <table:table-cell table:style-name="Table2.B2" office:value-type="string">
            <text:p text:style-name="P16">Valid point, we have tried to be more explicit and direct in describing the connections, <text:span text:style-name="T64">see e.g. Section 3.6.</text:span></text:p>
          </table:table-cell>
        </table:table-row>
        <table:table-row table:style-name="TableLine94611604307744">
          <table:table-cell table:style-name="Table2.A2" office:value-type="string">
            <text:p text:style-name="Table_20_Contents">“Although I realise it is not the main part of the paper, but the package plotscraper looks great and I look forward to seeing future developments. “</text:p>
          </table:table-cell>
          <table:table-cell table:style-name="Table2.B2" office:value-type="string">
            <text:p text:style-name="P18">Thank you, we appreciate the feedback!</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09T10:31:43.922994818</meta:creation-date>
    <dc:date>2024-10-23T14:17:57.365367610</dc:date>
    <meta:editing-duration>PT8H45M35S</meta:editing-duration>
    <meta:editing-cycles>95</meta:editing-cycles>
    <meta:generator>LibreOffice/6.4.7.2$Linux_X86_64 LibreOffice_project/40$Build-2</meta:generator>
    <meta:document-statistic meta:table-count="2" meta:image-count="0" meta:object-count="0" meta:page-count="4" meta:paragraph-count="37" meta:word-count="1183" meta:character-count="7322" meta:non-whitespace-character-count="6161"/>
  </office:meta>
</office:document-meta>
</file>